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Norm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Long_20_Dash" svg:stroke-color="#1b1b1b" draw:fill="solid" draw:fill-color="#ffffff" draw:textarea-horizontal-align="justify" draw:textarea-vertical-align="middle" draw:auto-grow-height="false" fo:min-height="7cm" fo:min-width="21.05cm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svg:stroke-color="#168253" draw:fill="solid" draw:fill-color="#dde8cb" draw:textarea-horizontal-align="justify" draw:textarea-vertical-align="middle" draw:auto-grow-height="false" fo:min-height="2.232cm" fo:min-width="8.732cm"/>
    </style:style>
    <style:style style:name="gr4" style:family="graphic" style:parent-style-name="standard">
      <style:graphic-properties svg:stroke-color="#5983b0" draw:fill="solid" draw:fill-color="#dee6ef" draw:textarea-horizontal-align="justify" draw:textarea-vertical-align="middle" draw:auto-grow-height="false" fo:min-height="1.33cm" fo:min-width="1.58cm"/>
    </style:style>
    <style:style style:name="gr5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6" style:family="graphic" style:parent-style-name="objectwithoutfill">
      <style:graphic-properties svg:stroke-color="#000000" draw:marker-end="Concave" draw:marker-end-width="0.3cm" draw:fill="none" draw:textarea-vertical-align="middle"/>
    </style:style>
    <style:style style:name="gr7" style:family="graphic" style:parent-style-name="standard">
      <style:graphic-properties svg:stroke-color="#e8a202" draw:fill="solid" draw:fill-color="#fff5ce" draw:textarea-horizontal-align="justify" draw:textarea-vertical-align="middle" draw:auto-grow-height="false" fo:min-height="0.988cm" fo:min-width="0.738cm" fo:wrap-option="wrap"/>
    </style:style>
    <style:style style:name="gr8" style:family="graphic" style:parent-style-name="standard">
      <style:graphic-properties svg:stroke-color="#e3c400" draw:fill="solid" draw:fill-color="#ffffd7" draw:textarea-horizontal-align="justify" draw:textarea-vertical-align="middle" draw:auto-grow-height="false" fo:min-height="1.25cm" fo:min-width="2.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objectwithoutfill">
      <style:graphic-properties draw:stroke="dash" draw:stroke-dash="Dot_20__28_Rounded_29_" svg:stroke-color="#000000" svg:stroke-linecap="round" draw:fill="none" draw:textarea-vertical-align="middle"/>
    </style:style>
    <style:style style:name="gr11" style:family="graphic" style:parent-style-name="standard">
      <style:graphic-properties svg:stroke-color="#168253" draw:fill="solid" draw:fill-color="#dde8cb" draw:textarea-horizontal-align="justify" draw:textarea-vertical-align="middle" draw:auto-grow-height="false" fo:min-height="0.988cm" fo:min-width="0.738cm" fo:wrap-option="wrap"/>
    </style:style>
    <style:style style:name="gr12" style:family="graphic" style:parent-style-name="standard">
      <style:graphic-properties svg:stroke-color="#ff7b59" draw:fill="solid" draw:fill-color="#ffd8ce" draw:textarea-horizontal-align="justify" draw:textarea-vertical-align="middle" draw:auto-grow-height="false" fo:min-height="0.5cm" fo:min-width="0.376cm"/>
    </style:style>
    <style:style style:name="gr13" style:family="graphic" style:parent-style-name="standard">
      <style:graphic-properties svg:stroke-color="#5983b0" draw:fill="solid" draw:fill-color="#dee6ef" draw:textarea-horizontal-align="justify" draw:textarea-vertical-align="middle" draw:auto-grow-height="false" fo:min-height="1.193cm" fo:min-width="1.043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dde8cb"/>
      <style:paragraph-properties fo:text-align="center"/>
    </style:style>
    <style:style style:name="P4" style:family="paragraph">
      <loext:graphic-properties draw:fill="solid" draw:fill-color="#dee6e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5ce"/>
      <style:paragraph-properties fo:text-align="center"/>
    </style:style>
    <style:style style:name="P7" style:family="paragraph">
      <loext:graphic-properties draw:fill="solid" draw:fill-color="#ffffd7"/>
      <style:paragraph-properties fo:text-align="center"/>
    </style:style>
    <style:style style:name="P8" style:family="paragraph">
      <style:text-properties style:font-name="Liberation Serif" fo:font-size="12pt"/>
    </style:style>
    <style:style style:name="P9" style:family="paragraph">
      <loext:graphic-properties draw:fill="none" draw:fill-color="#ffffff"/>
      <style:text-properties style:font-name="Liberation Serif" fo:font-size="12pt"/>
    </style:style>
    <style:style style:name="P10" style:family="paragraph">
      <style:text-properties fo:font-size="28pt"/>
    </style:style>
    <style:style style:name="P11" style:family="paragraph">
      <loext:graphic-properties draw:fill="none" draw:fill-color="#ffffff"/>
      <style:text-properties fo:font-size="28pt"/>
    </style:style>
    <style:style style:name="P12" style:family="paragraph">
      <style:text-properties style:font-name="Liberation Serif"/>
    </style:style>
    <style:style style:name="P13" style:family="paragraph">
      <loext:graphic-properties draw:fill="none" draw:fill-color="#ffffff"/>
      <style:text-properties style:font-name="Liberation Serif"/>
    </style:style>
    <style:style style:name="P14" style:family="paragraph">
      <loext:graphic-properties draw:fill="solid" draw:fill-color="#ffd8ce"/>
      <style:paragraph-properties fo:text-align="center"/>
    </style:style>
    <style:style style:name="P15" style:family="paragraph">
      <style:text-properties style:font-name="Liberation Serif" fo:font-size="22pt" fo:font-weight="bold"/>
    </style:style>
    <style:style style:name="P16" style:family="paragraph">
      <loext:graphic-properties draw:fill="none" draw:fill-color="#ffffff"/>
      <style:text-properties style:font-name="Liberation Serif" fo:font-size="22pt" fo:font-weight="bold"/>
    </style:style>
    <style:style style:name="T1" style:family="text">
      <style:text-properties style:font-name="Liberation Serif" fo:font-size="12pt"/>
    </style:style>
    <style:style style:name="T2" style:family="text">
      <style:text-properties fo:font-size="28pt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1.55cm" svg:height="7.25cm" svg:x="3.2cm" svg:y="9.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.97cm" svg:y1="10.5cm" svg:x2="17.82cm" svg:y2="10.5cm">
          <text:p/>
        </draw:line>
        <draw:custom-shape draw:style-name="gr3" draw:text-style-name="P3" draw:layer="layout" svg:width="9.5cm" svg:height="2.75cm" svg:x="6.45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25cm" svg:height="1.75cm" svg:x="1.4cm" svg:y="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1.551cm" svg:height="0.47cm" svg:x="1.799cm" svg:y="4.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5" draw:layer="layout" svg:width="1.03cm" svg:height="0.91cm" svg:x="2cm" svg:y="5.1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6" draw:text-style-name="P2" draw:layer="layout" svg:x1="3.65cm" svg:y1="5.35cm" svg:x2="4.65cm" svg:y2="5.35cm">
          <text:p/>
        </draw:line>
        <draw:custom-shape draw:style-name="gr7" draw:text-style-name="P6" draw:layer="layout" svg:width="1.75cm" svg:height="1.75cm" svg:x="4.6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956cm" svg:height="0.91cm" svg:x="5cm" svg:y="4.9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6" draw:text-style-name="P2" draw:layer="layout" svg:x1="6.438cm" svg:y1="5.35cm" svg:x2="7.438cm" svg:y2="5.35cm">
          <text:p/>
        </draw:line>
        <draw:custom-shape draw:style-name="gr8" draw:text-style-name="P7" draw:layer="layout" svg:width="3.25cm" svg:height="1.5cm" svg:x="7.4cm" svg:y="4.6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3.152cm" svg:height="0.721cm" svg:x="7.45cm" svg:y="5cm">
          <draw:text-box>
            <text:p text:style-name="P8"><text:span text:style-name="T1">Fou</text:span><text:span text:style-name="T1">rier </text:span><text:span text:style-name="T1">Lay</text:span><text:span text:style-name="T1">er 1</text:span></text:p>
          </draw:text-box>
        </draw:frame>
        <draw:line draw:style-name="gr6" draw:text-style-name="P2" draw:layer="layout" svg:x1="10.626cm" svg:y1="5.35cm" svg:x2="11.626cm" svg:y2="5.35cm">
          <text:p/>
        </draw:line>
        <draw:custom-shape draw:style-name="gr8" draw:text-style-name="P7" draw:layer="layout" svg:width="3.25cm" svg:height="1.5cm" svg:x="11.588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2" draw:layer="layout" svg:x1="17.326cm" svg:y1="5.35cm" svg:x2="18.326cm" svg:y2="5.35cm">
          <text:p/>
        </draw:line>
        <draw:custom-shape draw:style-name="gr8" draw:text-style-name="P7" draw:layer="layout" svg:width="3.25cm" svg:height="1.5cm" svg:x="18.288cm" svg:y="4.6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3.199cm" svg:height="0.721cm" svg:x="18.338cm" svg:y="5cm">
          <draw:text-box>
            <text:p text:style-name="P8"><text:span text:style-name="T1">Fo</text:span><text:span text:style-name="T1">uri</text:span><text:span text:style-name="T1">er </text:span><text:span text:style-name="T1">La</text:span><text:span text:style-name="T1">ye</text:span><text:span text:style-name="T1">r </text:span><text:span text:style-name="T1">L</text:span></text:p>
          </draw:text-box>
        </draw:frame>
        <draw:line draw:style-name="gr6" draw:text-style-name="P2" draw:layer="layout" svg:x1="21.551cm" svg:y1="5.351cm" svg:x2="22.551cm" svg:y2="5.351cm">
          <text:p/>
        </draw:line>
        <draw:custom-shape draw:style-name="gr7" draw:text-style-name="P6" draw:layer="layout" svg:width="1.75cm" svg:height="1.75cm" svg:x="22.551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006cm" svg:height="0.91cm" svg:x="22.901cm" svg:y="4.98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6" draw:text-style-name="P2" draw:layer="layout" svg:x1="24.339cm" svg:y1="5.351cm" svg:x2="25.339cm" svg:y2="5.351cm">
          <text:p/>
        </draw:line>
        <draw:custom-shape draw:style-name="gr4" draw:text-style-name="P4" draw:layer="layout" svg:width="2.25cm" svg:height="1.75cm" svg:x="25.401cm" svg:y="4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1.567cm" svg:height="0.47cm" svg:x="25.8cm" svg:y="4.63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5" draw:layer="layout" svg:width="0.956cm" svg:height="0.91cm" svg:x="26.001cm" svg:y="5.18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6" draw:text-style-name="P2" draw:layer="layout" svg:x1="14.814cm" svg:y1="5.35cm" svg:x2="15.814cm" svg:y2="5.35cm">
          <text:p/>
        </draw:line>
        <draw:frame draw:style-name="gr9" draw:text-style-name="P9" draw:layer="layout" svg:width="3.152cm" svg:height="0.721cm" svg:x="11.652cm" svg:y="5.002cm">
          <draw:text-box>
            <text:p text:style-name="P8"><text:span text:style-name="T1">Fo</text:span><text:span text:style-name="T1">uri</text:span><text:span text:style-name="T1">er </text:span><text:span text:style-name="T1">La</text:span><text:span text:style-name="T1">ye</text:span><text:span text:style-name="T1">r 2</text:span></text:p>
          </draw:text-box>
        </draw:frame>
        <draw:frame draw:style-name="gr9" draw:text-style-name="P11" draw:layer="layout" svg:width="1.328cm" svg:height="1.352cm" svg:x="15.922cm" svg:y="4.398cm">
          <draw:text-box>
            <text:p text:style-name="P10"><text:span text:style-name="T2">.</text:span><text:span text:style-name="T2">.</text:span><text:span text:style-name="T2">.</text:span></text:p>
          </draw:text-box>
        </draw:frame>
        <draw:line draw:style-name="gr10" draw:text-style-name="P2" draw:layer="layout" svg:x1="3.25cm" svg:y1="9.25cm" svg:x2="11.75cm" svg:y2="6cm">
          <text:p/>
        </draw:line>
        <draw:line draw:style-name="gr10" draw:text-style-name="P2" draw:layer="layout" svg:x1="24.75cm" svg:y1="9.25cm" svg:x2="14.75cm" svg:y2="6cm">
          <text:p/>
        </draw:line>
        <draw:frame draw:style-name="gr9" draw:text-style-name="P13" draw:layer="layout" svg:width="4.359cm" svg:height="0.954cm" svg:x="5.5cm" svg:y="8.296cm">
          <draw:text-box>
            <text:p text:style-name="P12"><text:span text:style-name="T3">F</text:span><text:span text:style-name="T3">o</text:span><text:span text:style-name="T3">u</text:span><text:span text:style-name="T3">ri</text:span><text:span text:style-name="T3">e</text:span><text:span text:style-name="T3">r </text:span><text:span text:style-name="T3">L</text:span><text:span text:style-name="T3">a</text:span><text:span text:style-name="T3">y</text:span><text:span text:style-name="T3">e</text:span><text:span text:style-name="T3">r </text:span><text:span text:style-name="T3">l</text:span></text:p>
          </draw:text-box>
        </draw:frame>
        <draw:custom-shape draw:style-name="gr7" draw:text-style-name="P6" draw:layer="layout" svg:width="1.75cm" svg:height="1.75cm" svg:x="8.138cm" svg:y="9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978cm" svg:height="0.909cm" svg:x="8.488cm" svg:y="10.08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6" draw:text-style-name="P2" draw:layer="layout" svg:x1="9.926cm" svg:y1="10.551cm" svg:x2="10.926cm" svg:y2="10.551cm">
          <text:p/>
        </draw:line>
        <draw:custom-shape draw:style-name="gr7" draw:text-style-name="P6" draw:layer="layout" svg:width="1.75cm" svg:height="1.75cm" svg:x="10.926cm" svg:y="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2.714cm" svg:y1="10.552cm" svg:x2="13.714cm" svg:y2="10.552cm">
          <text:p/>
        </draw:line>
        <draw:custom-shape draw:style-name="gr7" draw:text-style-name="P6" draw:layer="layout" svg:width="1.75cm" svg:height="1.75cm" svg:x="13.714cm" svg:y="9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604cm" svg:height="1.022cm" svg:x="13.75cm" svg:y="10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11" draw:text-style-name="P3" draw:layer="layout" svg:width="1.75cm" svg:height="1.75cm" svg:x="10.327cm" svg:y="13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217cm" svg:height="1.037cm" svg:x="10.45cm" svg:y="13.90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custom-shape draw:style-name="gr12" draw:text-style-name="P14" draw:layer="layout" svg:width="1.75cm" svg:height="1.5cm" svg:x="16.9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4" draw:layer="layout" svg:width="1.75cm" svg:height="1.5cm" svg:x="19.751cm" svg:y="12.0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4" draw:layer="layout" svg:width="1.699cm" svg:height="1.599cm" svg:x="22.501cm" svg:y="11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1.743cm" svg:height="1.026cm" svg:x="22.501cm" svg:y="12.28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9" draw:text-style-name="P16" draw:layer="layout" svg:width="0.942cm" svg:height="1.11cm" svg:x="17.35cm" svg:y="12.2cm">
          <draw:text-box>
            <text:p text:style-name="P15"><text:span text:style-name="T4">+</text:span></text:p>
          </draw:text-box>
        </draw:frame>
        <draw:frame draw:style-name="gr5" draw:text-style-name="P5" draw:layer="layout" svg:width="0.938cm" svg:height="0.492cm" svg:x="20.15cm" svg:y="12.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line draw:style-name="gr6" draw:text-style-name="P2" draw:layer="layout" svg:x1="18.714cm" svg:y1="12.751cm" svg:x2="19.714cm" svg:y2="12.751cm">
          <text:p/>
        </draw:line>
        <draw:line draw:style-name="gr6" draw:text-style-name="P2" draw:layer="layout" svg:x1="21.502cm" svg:y1="12.751cm" svg:x2="22.502cm" svg:y2="12.751cm">
          <text:p/>
        </draw:line>
        <draw:line draw:style-name="gr2" draw:text-style-name="P2" draw:layer="layout" svg:x1="4.35cm" svg:y1="11.93cm" svg:x2="4.35cm" svg:y2="10.43cm">
          <text:p/>
        </draw:line>
        <draw:line draw:style-name="gr6" draw:text-style-name="P2" draw:layer="layout" svg:x1="4.35cm" svg:y1="10.451cm" svg:x2="6.41cm" svg:y2="10.451cm">
          <text:p/>
        </draw:line>
        <draw:line draw:style-name="gr2" draw:text-style-name="P2" draw:layer="layout" svg:x1="4.35cm" svg:y1="14.5cm" svg:x2="4.35cm" svg:y2="13.1cm">
          <text:p/>
        </draw:line>
        <draw:custom-shape draw:style-name="gr13" draw:text-style-name="P4" draw:layer="layout" svg:width="1.699cm" svg:height="1.599cm" svg:x="3.401cm" svg:y="11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1.162cm" svg:height="1.026cm" svg:x="3.638cm" svg:y="11.9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6" draw:text-style-name="P2" draw:layer="layout" svg:x1="4.32cm" svg:y1="14.5cm" svg:x2="10.32cm" svg:y2="14.5cm">
          <text:p/>
        </draw:line>
        <draw:frame draw:style-name="gr5" draw:text-style-name="P5" draw:layer="layout" svg:width="0.963cm" svg:height="0.909cm" svg:x="11.25cm" svg:y="10.10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" draw:text-style-name="P5" draw:layer="layout" svg:width="1.25cm" svg:height="1.037cm" svg:x="6.45cm" svg:y="11.00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6" draw:text-style-name="P2" draw:layer="layout" svg:x1="17.82cm" svg:y1="10.47cm" svg:x2="17.82cm" svg:y2="11.97cm">
          <text:p/>
        </draw:line>
        <draw:line draw:style-name="gr2" draw:text-style-name="P2" draw:layer="layout" svg:x1="12.07cm" svg:y1="14.5cm" svg:x2="17.82cm" svg:y2="14.5cm">
          <text:p/>
        </draw:line>
        <draw:line draw:style-name="gr6" draw:text-style-name="P2" draw:layer="layout" svg:x1="17.82cm" svg:y1="14.508cm" svg:x2="17.82cm" svg:y2="13.45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Norm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oncave" svg:viewBox="0 0 1131 1580" svg:d="M1013 1491l118 89-567-1580-564 1580 114-85 136-68 148-46 161-17 161 13 153 46z"/>
    <draw:stroke-dash draw:name="Dash_20_Dot_20_1" draw:display-name="Dash Dot 1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ff860d" draw:marker-start-width="0.28cm" draw:marker-start-center="false" draw:marker-end-width="0.28cm" draw:marker-end-center="false" draw:stroke-linejoin="bevel" draw:fill="solid" draw:fill-color="#ffdbb6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6T15:00:16.482769773</meta:creation-date>
    <dc:date>2023-06-26T16:13:58.351340823</dc:date>
    <meta:editing-duration>PT17M15S</meta:editing-duration>
    <meta:editing-cycles>7</meta:editing-cycles>
    <meta:generator>LibreOffice/7.3.7.2$Linux_X86_64 LibreOffice_project/30$Build-2</meta:generator>
    <meta:document-statistic meta:object-count="58"/>
  </office:meta>
</office:document-meta>
</file>

<file path=Object 1/content.xml><?xml version="1.0" encoding="utf-8"?>
<math xmlns="http://www.w3.org/1998/Math/MathML" display="block">
  <semantics>
    <mrow>
      <mi mathvariant="italic">Input</mi>
      <mi mathvariant="normal">:</mi>
    </mrow>
    <annotation encoding="StarMath 5.0">Input :</annotation>
  </semantics>
</math>
</file>

<file path=Object 10/content.xml><?xml version="1.0" encoding="utf-8"?>
<math xmlns="http://www.w3.org/1998/Math/MathML" display="block">
  <semantics>
    <msup>
      <mi>F</mi>
      <mrow>
        <mo stretchy="false">−</mo>
        <mn>1</mn>
      </mrow>
    </msup>
    <annotation encoding="StarMath 5.0">F^{-1}</annotation>
  </semantics>
</math>
</file>

<file path=Object 11/content.xml><?xml version="1.0" encoding="utf-8"?>
<math xmlns="http://www.w3.org/1998/Math/MathML" display="block">
  <semantics>
    <msubsup>
      <mi>B</mi>
      <mi>θ</mi>
      <mi>l</mi>
    </msubsup>
    <annotation encoding="StarMath 5.0">B_%theta^l</annotation>
  </semantics>
</math>
</file>

<file path=Object 12/content.xml><?xml version="1.0" encoding="utf-8"?>
<math xmlns="http://www.w3.org/1998/Math/MathML" display="block">
  <semantics>
    <msub>
      <mi>V</mi>
      <mrow>
        <mi>l</mi>
        <mo stretchy="false">+</mo>
        <mn>1</mn>
      </mrow>
    </msub>
    <annotation encoding="StarMath 5.0">V_{l+1}</annotation>
  </semantics>
</math>
</file>

<file path=Object 13/content.xml><?xml version="1.0" encoding="utf-8"?>
<math xmlns="http://www.w3.org/1998/Math/MathML" display="block">
  <semantics>
    <mi>σ</mi>
    <annotation encoding="StarMath 5.0">%sigma</annotation>
  </semantics>
</math>
</file>

<file path=Object 14/content.xml><?xml version="1.0" encoding="utf-8"?>
<math xmlns="http://www.w3.org/1998/Math/MathML" display="block">
  <semantics>
    <msubsup>
      <mi>C</mi>
      <mi>θ</mi>
      <mi>l</mi>
    </msubsup>
    <annotation encoding="StarMath 5.0">C_%theta^l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3/content.xml><?xml version="1.0" encoding="utf-8"?>
<math xmlns="http://www.w3.org/1998/Math/MathML" display="block">
  <semantics>
    <mi>P</mi>
    <annotation encoding="StarMath 5.0">P</annotation>
  </semantics>
</math>
</file>

<file path=Object 4/content.xml><?xml version="1.0" encoding="utf-8"?>
<math xmlns="http://www.w3.org/1998/Math/MathML" display="block">
  <semantics>
    <mi>Q</mi>
    <annotation encoding="StarMath 5.0">Q</annotation>
  </semantics>
</math>
</file>

<file path=Object 5/content.xml><?xml version="1.0" encoding="utf-8"?>
<math xmlns="http://www.w3.org/1998/Math/MathML" display="block">
  <semantics>
    <mrow>
      <mi mathvariant="italic">Output</mi>
      <mi mathvariant="normal">:</mi>
    </mrow>
    <annotation encoding="StarMath 5.0">Output :</annotation>
  </semantics>
</math>
</file>

<file path=Object 6/content.xml><?xml version="1.0" encoding="utf-8"?>
<math xmlns="http://www.w3.org/1998/Math/MathML" display="block">
  <semantics>
    <mi>Y</mi>
    <annotation encoding="StarMath 5.0">Y</annotation>
  </semantics>
</math>
</file>

<file path=Object 7/content.xml><?xml version="1.0" encoding="utf-8"?>
<math xmlns="http://www.w3.org/1998/Math/MathML" display="block">
  <semantics>
    <mi>F</mi>
    <annotation encoding="StarMath 5.0">F</annotation>
  </semantics>
</math>
</file>

<file path=Object 8/content.xml><?xml version="1.0" encoding="utf-8"?>
<math xmlns="http://www.w3.org/1998/Math/MathML" display="block">
  <semantics>
    <msub>
      <mi>V</mi>
      <mi>l</mi>
    </msub>
    <annotation encoding="StarMath 5.0">V_l</annotation>
  </semantics>
</math>
</file>

<file path=Object 9/content.xml><?xml version="1.0" encoding="utf-8"?>
<math xmlns="http://www.w3.org/1998/Math/MathML" display="block">
  <semantics>
    <mi>R</mi>
    <annotation encoding="StarMath 5.0">R</annotation>
  </semantics>
</math>
</file>